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4504" officeooo:paragraph-rsid="000e4504"/>
    </style:style>
    <style:style style:name="P2" style:family="paragraph" style:parent-style-name="Standard">
      <style:text-properties officeooo:rsid="00101f91" officeooo:paragraph-rsid="00101f91"/>
    </style:style>
    <style:style style:name="P3" style:family="paragraph" style:parent-style-name="Standard">
      <style:text-properties fo:font-size="20pt" fo:font-weight="bold" officeooo:rsid="00101f91" officeooo:paragraph-rsid="00101f9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101f91" officeooo:paragraph-rsid="00101f91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11a730" officeooo:paragraph-rsid="0011a73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15pt" fo:font-weight="normal" officeooo:rsid="00101f91" officeooo:paragraph-rsid="00101f91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text-properties fo:font-size="15pt" fo:font-weight="normal" officeooo:rsid="00101f91" officeooo:paragraph-rsid="00101f91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1a730" officeooo:paragraph-rsid="0011a730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3">
      <style:text-properties fo:font-size="15pt" fo:font-weight="normal" officeooo:rsid="0011a730" officeooo:paragraph-rsid="0011a730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131d67" officeooo:paragraph-rsid="00131d67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5">
      <style:text-properties fo:font-size="15pt" fo:font-weight="normal" officeooo:rsid="00131d67" officeooo:paragraph-rsid="00131d67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01f91" officeooo:paragraph-rsid="00101f91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text-properties fo:font-size="15pt" style:text-underline-style="none" fo:font-weight="normal" officeooo:rsid="00101f91" officeooo:paragraph-rsid="00101f91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text-properties fo:font-size="15pt" style:text-underline-style="none" fo:font-weight="normal" officeooo:rsid="0011a730" officeooo:paragraph-rsid="0011a730" style:font-size-asian="15pt" style:font-weight-asian="normal" style:font-size-complex="15pt" style:font-weight-complex="normal"/>
    </style:style>
    <style:style style:name="T1" style:family="text">
      <style:text-properties officeooo:rsid="00101f91"/>
    </style:style>
    <style:style style:name="T2" style:family="text">
      <style:text-properties officeooo:rsid="0011a730"/>
    </style:style>
    <style:style style:name="T3" style:family="text">
      <style:text-properties officeooo:rsid="00131d67"/>
    </style:style>
    <style:style style:name="T4" style:family="text">
      <style:text-properties officeooo:rsid="00149ad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tor model</text:p>
      <text:p text:style-name="P1">needs </text:p>
      <text:p text:style-name="P1"/>
      <text:p text:style-name="P1">id</text:p>
      <text:p text:style-name="P1">name</text:p>
      <text:p text:style-name="P1">lastName</text:p>
      <text:p text:style-name="P1">practice </text:p>
      <text:p text:style-name="P1">email</text:p>
      <text:p text:style-name="P1">pas<text:span text:style-name="T1">s</text:span>word</text:p>
      <text:p text:style-name="P1"/>
      <text:p text:style-name="P1"/>
      <text:p text:style-name="P1"/>
      <text:p text:style-name="P1"/>
      <text:p text:style-name="P2">endpoints</text:p>
      <text:p text:style-name="P3">get</text:p>
      <text:p text:style-name="P3"/>
      <text:list xml:id="list2538765334" text:style-name="L1">
        <text:list-item>
          <text:p text:style-name="P13">/patients</text:p>
        </text:list-item>
      </text:list>
      <text:p text:style-name="P12">use query parameters to search for a specific patient logging in</text:p>
      <text:list xml:id="list163826688092620" text:continue-numbering="true" text:style-name="L1">
        <text:list-item>
          <text:p text:style-name="P13">/healthcareProviders</text:p>
          <text:list>
            <text:list-item>
              <text:p text:style-name="P13">search health care providers table for specified provider with query parameters</text:p>
            </text:list-item>
          </text:list>
        </text:list-item>
        <text:list-item>
          <text:p text:style-name="P13">/<text:span text:style-name="T2">labResults</text:span></text:p>
          <text:list>
            <text:list-item>
              <text:p text:style-name="P14">gets the lab result for doctor or patient query param<text:span text:style-name="T3">s</text:span> for specific patients</text:p>
            </text:list-item>
          </text:list>
        </text:list-item>
      </text:list>
      <text:p text:style-name="P4"/>
      <text:p text:style-name="P4">post</text:p>
      <text:list xml:id="list1717397100" text:style-name="L2">
        <text:list-item>
          <text:p text:style-name="P7">/patients</text:p>
          <text:list>
            <text:list-item>
              <text:p text:style-name="P7">adds a patient to the patient table</text:p>
            </text:list-item>
          </text:list>
        </text:list-item>
        <text:list-item>
          <text:p text:style-name="P7">/healthcareProviders</text:p>
          <text:list>
            <text:list-item>
              <text:p text:style-name="P7">adds a health care provider to the table</text:p>
            </text:list-item>
          </text:list>
        </text:list-item>
      </text:list>
      <text:p text:style-name="P6"/>
      <text:p text:style-name="P6"/>
      <text:p text:style-name="P5">Delete</text:p>
      <text:list xml:id="list3856314850" text:style-name="L3">
        <text:list-item>
          <text:p text:style-name="P9">/patients/id</text:p>
          <text:list>
            <text:list-header>
              <text:p text:style-name="P9"/>
            </text:list-header>
          </text:list>
        </text:list-item>
        <text:list-item>
          <text:p text:style-name="P9">/healthcareProviders/id</text:p>
        </text:list-item>
      </text:list>
      <text:p text:style-name="P8"/>
      <text:p text:style-name="P8"/>
      <text:p text:style-name="P8"/>
      <text:p text:style-name="P8"/>
      <text:p text:style-name="P8"/>
      <text:p text:style-name="P10"><text:soft-page-break/><text:s/><text:span text:style-name="T4">patient </text:span>main profile page</text:p>
      <text:list xml:id="list2604254119" text:style-name="L5">
        <text:list-item>
          <text:p text:style-name="P11">message for contacting provider</text:p>
        </text:list-item>
        <text:list-item>
          <text:p text:style-name="P11">view appointment page</text:p>
        </text:list-item>
        <text:list-item>
          <text:p text:style-name="P11">book appointment</text:p>
        </text:list-item>
        <text:list-item>
          <text:p text:style-name="P11">send info for lab test</text:p>
        </text:list-item>
        <text:list-item>
          <text:p text:style-name="P11">view test results </text:p>
          <text:p text:style-name="P11"/>
        </text:list-item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5:51:33.128000000</meta:creation-date>
    <dc:date>2022-08-21T16:36:45.973000000</dc:date>
    <meta:editing-duration>PT23M4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2" meta:word-count="109" meta:character-count="626" meta:non-whitespace-character-count="561"/>
  </office:meta>
</office:document-meta>
</file>